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eeSize-Mariusz Magnuszewski" table:style-name="ta1">
        <table:shapes>
          <draw:frame draw:z-index="0" draw:style-name="gr1" draw:text-style-name="P1" svg:width="261.61mm" svg:height="165.14mm" svg:x="29.61mm" svg:y="5.59mm">
            <draw:object draw:notify-on-update-of-ranges="'TreeSize-Mariusz Magnuszewski'.A1:'TreeSize-Mariusz Magnuszewski'.A1200 'TreeSize-Mariusz Magnuszewski'.B1:'TreeSize-Mariusz Magnuszewski'.B1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8.413" calcext:value-type="float">
            <text:p>38,4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873" calcext:value-type="float">
            <text:p>39,87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.381" calcext:value-type="float">
            <text:p>40,3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8.413" calcext:value-type="float">
            <text:p>38,4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937" calcext:value-type="float">
            <text:p>39,9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1.206" calcext:value-type="float">
            <text:p>41,2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.635" calcext:value-type="float">
            <text:p>40,6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1.079" calcext:value-type="float">
            <text:p>41,0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1.079" calcext:value-type="float">
            <text:p>41,0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8.54" calcext:value-type="float">
            <text:p>38,5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9.81" calcext:value-type="float">
            <text:p>39,8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0.508" calcext:value-type="float">
            <text:p>40,5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8.476" calcext:value-type="float">
            <text:p>38,47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9.873" calcext:value-type="float">
            <text:p>39,87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1.079" calcext:value-type="float">
            <text:p>41,07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0.317" calcext:value-type="float">
            <text:p>40,3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8.476" calcext:value-type="float">
            <text:p>38,47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.937" calcext:value-type="float">
            <text:p>39,93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.508" calcext:value-type="float">
            <text:p>40,50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.444" calcext:value-type="float">
            <text:p>40,4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1.079" calcext:value-type="float">
            <text:p>41,0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8.667" calcext:value-type="float">
            <text:p>38,6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.937" calcext:value-type="float">
            <text:p>39,93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.571" calcext:value-type="float">
            <text:p>40,57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.206" calcext:value-type="float">
            <text:p>41,2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1.079" calcext:value-type="float">
            <text:p>41,0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0.381" calcext:value-type="float">
            <text:p>40,3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8.857" calcext:value-type="float">
            <text:p>38,85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0.127" calcext:value-type="float">
            <text:p>40,12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0.571" calcext:value-type="float">
            <text:p>40,57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.079" calcext:value-type="float">
            <text:p>41,07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0.381" calcext:value-type="float">
            <text:p>40,3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1.206" calcext:value-type="float">
            <text:p>41,2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.048" calcext:value-type="float">
            <text:p>39,04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0.254" calcext:value-type="float">
            <text:p>40,25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0.571" calcext:value-type="float">
            <text:p>40,57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1.333" calcext:value-type="float">
            <text:p>41,3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0.635" calcext:value-type="float">
            <text:p>40,6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.175" calcext:value-type="float">
            <text:p>39,17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0.381" calcext:value-type="float">
            <text:p>40,38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0.635" calcext:value-type="float">
            <text:p>40,63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0.698" calcext:value-type="float">
            <text:p>40,6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.492" calcext:value-type="float">
            <text:p>39,49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0.381" calcext:value-type="float">
            <text:p>40,38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0.698" calcext:value-type="float">
            <text:p>40,6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.698" calcext:value-type="float">
            <text:p>40,6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.333" calcext:value-type="float">
            <text:p>41,3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889" calcext:value-type="float">
            <text:p>44,8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.206" calcext:value-type="float">
            <text:p>45,2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.683" calcext:value-type="float">
            <text:p>39,68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0.317" calcext:value-type="float">
            <text:p>40,3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0.762" calcext:value-type="float">
            <text:p>40,76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.016" calcext:value-type="float">
            <text:p>45,0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9.937" calcext:value-type="float">
            <text:p>39,93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0.444" calcext:value-type="float">
            <text:p>40,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1.206" calcext:value-type="float">
            <text:p>41,2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1.079" calcext:value-type="float">
            <text:p>41,0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1.333" calcext:value-type="float">
            <text:p>41,3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.127" calcext:value-type="float">
            <text:p>40,12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1.079" calcext:value-type="float">
            <text:p>41,07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.333" calcext:value-type="float">
            <text:p>41,3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0.19" calcext:value-type="float">
            <text:p>40,1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.206" calcext:value-type="float">
            <text:p>41,2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1.206" calcext:value-type="float">
            <text:p>41,2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0.381" calcext:value-type="float">
            <text:p>40,38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.698" calcext:value-type="float">
            <text:p>40,69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0.444" calcext:value-type="float">
            <text:p>40,44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0.762" calcext:value-type="float">
            <text:p>40,76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1.206" calcext:value-type="float">
            <text:p>41,2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1.016" calcext:value-type="float">
            <text:p>41,0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1.333" calcext:value-type="float">
            <text:p>41,3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.508" calcext:value-type="float">
            <text:p>40,50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1.143" calcext:value-type="float">
            <text:p>41,1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0.444" calcext:value-type="float">
            <text:p>40,4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0.635" calcext:value-type="float">
            <text:p>40,6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0.889" calcext:value-type="float">
            <text:p>40,8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0.317" calcext:value-type="float">
            <text:p>40,3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0.571" calcext:value-type="float">
            <text:p>40,5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.508" calcext:value-type="float">
            <text:p>40,5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.952" calcext:value-type="float">
            <text:p>40,9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.825" calcext:value-type="float">
            <text:p>40,8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2:28:08.97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22:28:56.664000000</dc:date>
    <meta:editing-duration>PT32M20S</meta:editing-duration>
    <meta:editing-cycles>5</meta:editing-cycles>
    <meta:generator>LibreOffice/6.2.3.2$Windows_X86_64 LibreOffice_project/aecc05fe267cc68dde00352a451aa867b3b546ac</meta:generator>
    <meta:document-statistic meta:table-count="1" meta:cell-count="2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38" chart:maximum="4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62cm" svg:height="16.515cm" xlink:href=".." xlink:type="simple" chart:class="chart:scatter" chart:style-name="ch1">
        <chart:plot-area chart:style-name="ch2" table:cell-range-address="'TreeSize-Mariusz Magnuszewski'.A1:'TreeSize-Mariusz Magnuszewski'.B1200" svg:x="0.523cm" svg:y="0.33cm" svg:width="25.116cm" svg:height="15.855cm">
          <chartooo:coordinate-region svg:x="1.155cm" svg:y="0.532cm" svg:width="24.101cm" svg:height="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reeSize-Mariusz Magnuszewski'.B1:'TreeSize-Mariusz Magnuszewski'.B1200" chart:class="chart:scatter">
            <chart:domain table:cell-range-address="'TreeSize-Mariusz Magnuszewski'.A1:'TreeSize-Mariusz Magnuszewski'.A1200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'TreeSize-Mariusz Magnuszewski'.A1:'TreeSize-Mariusz Magnuszewski'.A1200</svg:desc>
                </draw:g>
              </table:table-cell>
              <table:table-cell office:value-type="float" office:value="38.413">
                <text:p>38.413</text:p>
                <draw:g>
                  <svg:desc>'TreeSize-Mariusz Magnuszewski'.B1:'TreeSize-Mariusz Magnuszewski'.B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39.873">
                <text:p>39.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1">
                <text:p>511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">
                <text:p>446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">
                <text:p>332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">
                <text:p>278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">
                <text:p>263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">
                <text:p>276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40.381">
                <text:p>40.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6">
                <text:p>226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">
                <text:p>195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">
                <text:p>188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">
                <text:p>1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">
                <text:p>13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">
                <text:p>10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">
                <text:p>104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0">
                <text:p>860</text:p>
              </table:table-cell>
              <table:table-cell office:value-type="float" office:value="38.413">
                <text:p>38.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">
                <text:p>700</text:p>
              </table:table-cell>
              <table:table-cell office:value-type="float" office:value="39.937">
                <text:p>39.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5">
                <text:p>505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6">
                <text:p>446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2">
                <text:p>332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8">
                <text:p>278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3">
                <text:p>263</text:p>
              </table:table-cell>
              <table:table-cell office:value-type="float" office:value="41.206">
                <text:p>41.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">
                <text:p>276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">
                <text:p>260</text:p>
              </table:table-cell>
              <table:table-cell office:value-type="float" office:value="40.635">
                <text:p>40.6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41.079">
                <text:p>41.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">
                <text:p>190</text:p>
              </table:table-cell>
              <table:table-cell office:value-type="float" office:value="41.079">
                <text:p>41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">
                <text:p>183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">
                <text:p>150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">
                <text:p>1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">
                <text:p>12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">
                <text:p>12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">
                <text:p>115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">
                <text:p>110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">
                <text:p>11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">
                <text:p>99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6">
                <text:p>8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7">
                <text:p>677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9">
                <text:p>489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0">
                <text:p>440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2">
                <text:p>332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8">
                <text:p>278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3">
                <text:p>263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1">
                <text:p>261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5">
                <text:p>245</text:p>
              </table:table-cell>
              <table:table-cell office:value-type="float" office:value="40.508">
                <text:p>40.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1">
                <text:p>221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">
                <text:p>190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">
                <text:p>183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">
                <text:p>145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">
                <text:p>12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1">
                <text:p>12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">
                <text:p>115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0">
                <text:p>110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">
                <text:p>11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">
                <text:p>104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">
                <text:p>99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">
                <text:p>99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6">
                <text:p>846</text:p>
              </table:table-cell>
              <table:table-cell office:value-type="float" office:value="38.476">
                <text:p>38.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7">
                <text:p>677</text:p>
              </table:table-cell>
              <table:table-cell office:value-type="float" office:value="39.873">
                <text:p>39.8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9">
                <text:p>489</text:p>
              </table:table-cell>
              <table:table-cell office:value-type="float" office:value="41.079">
                <text:p>41.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0">
                <text:p>44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8">
                <text:p>278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3">
                <text:p>263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">
                <text:p>245</text:p>
              </table:table-cell>
              <table:table-cell office:value-type="float" office:value="40.317">
                <text:p>40.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">
                <text:p>221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0">
                <text:p>190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4">
                <text:p>134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9">
                <text:p>12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">
                <text:p>12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">
                <text:p>110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">
                <text:p>106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">
                <text:p>84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">
                <text:p>84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38">
                <text:p>838</text:p>
              </table:table-cell>
              <table:table-cell office:value-type="float" office:value="38.476">
                <text:p>38.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1">
                <text:p>671</text:p>
              </table:table-cell>
              <table:table-cell office:value-type="float" office:value="39.937">
                <text:p>39.9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9">
                <text:p>489</text:p>
              </table:table-cell>
              <table:table-cell office:value-type="float" office:value="40.508">
                <text:p>40.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0">
                <text:p>44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2">
                <text:p>33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3">
                <text:p>273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8">
                <text:p>258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6">
                <text:p>256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40.444">
                <text:p>40.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">
                <text:p>216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9">
                <text:p>179</text:p>
              </table:table-cell>
              <table:table-cell office:value-type="float" office:value="41.079">
                <text:p>41.0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6">
                <text:p>156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">
                <text:p>128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">
                <text:p>123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">
                <text:p>123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4">
                <text:p>104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">
                <text:p>9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">
                <text:p>8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">
                <text:p>89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4">
                <text:p>84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">
                <text:p>84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8">
                <text:p>838</text:p>
              </table:table-cell>
              <table:table-cell office:value-type="float" office:value="38.667">
                <text:p>38.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1">
                <text:p>671</text:p>
              </table:table-cell>
              <table:table-cell office:value-type="float" office:value="39.937">
                <text:p>39.9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9">
                <text:p>489</text:p>
              </table:table-cell>
              <table:table-cell office:value-type="float" office:value="40.571">
                <text:p>40.5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3">
                <text:p>423</text:p>
              </table:table-cell>
              <table:table-cell office:value-type="float" office:value="41.206">
                <text:p>41.2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2">
                <text:p>33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3">
                <text:p>273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">
                <text:p>258</text:p>
              </table:table-cell>
              <table:table-cell office:value-type="float" office:value="41.079">
                <text:p>41.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5">
                <text:p>225</text:p>
              </table:table-cell>
              <table:table-cell office:value-type="float" office:value="40.381">
                <text:p>40.3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">
                <text:p>201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4">
                <text:p>174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">
                <text:p>123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8">
                <text:p>118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8">
                <text:p>118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">
                <text:p>99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">
                <text:p>95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">
                <text:p>8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">
                <text:p>84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">
                <text:p>84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">
                <text:p>84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4">
                <text:p>84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5">
                <text:p>825</text:p>
              </table:table-cell>
              <table:table-cell office:value-type="float" office:value="38.857">
                <text:p>38.8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1">
                <text:p>661</text:p>
              </table:table-cell>
              <table:table-cell office:value-type="float" office:value="40.127">
                <text:p>40.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4">
                <text:p>484</text:p>
              </table:table-cell>
              <table:table-cell office:value-type="float" office:value="40.571">
                <text:p>40.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2">
                <text:p>412</text:p>
              </table:table-cell>
              <table:table-cell office:value-type="float" office:value="41.079">
                <text:p>41.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6">
                <text:p>326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7">
                <text:p>267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2">
                <text:p>252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40.381">
                <text:p>40.3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5">
                <text:p>195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">
                <text:p>174</text:p>
              </table:table-cell>
              <table:table-cell office:value-type="float" office:value="41.206">
                <text:p>41.2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">
                <text:p>123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">
                <text:p>118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">
                <text:p>99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9">
                <text:p>8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">
                <text:p>84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">
                <text:p>84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">
                <text:p>84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">
                <text:p>84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0">
                <text:p>800</text:p>
              </table:table-cell>
              <table:table-cell office:value-type="float" office:value="39.048">
                <text:p>39.0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6">
                <text:p>626</text:p>
              </table:table-cell>
              <table:table-cell office:value-type="float" office:value="40.254">
                <text:p>40.2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4">
                <text:p>484</text:p>
              </table:table-cell>
              <table:table-cell office:value-type="float" office:value="40.571">
                <text:p>40.5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2">
                <text:p>412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2">
                <text:p>31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7">
                <text:p>267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2">
                <text:p>252</text:p>
              </table:table-cell>
              <table:table-cell office:value-type="float" office:value="41.333">
                <text:p>41.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">
                <text:p>25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">
                <text:p>219</text:p>
              </table:table-cell>
              <table:table-cell office:value-type="float" office:value="40.635">
                <text:p>40.6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8">
                <text:p>168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1">
                <text:p>151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">
                <text:p>123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2">
                <text:p>112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">
                <text:p>112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">
                <text:p>93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">
                <text:p>83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">
                <text:p>78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">
                <text:p>78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">
                <text:p>78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">
                <text:p>78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8">
                <text:p>78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">
                <text:p>78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0">
                <text:p>800</text:p>
              </table:table-cell>
              <table:table-cell office:value-type="float" office:value="39.175">
                <text:p>39.1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6">
                <text:p>626</text:p>
              </table:table-cell>
              <table:table-cell office:value-type="float" office:value="40.381">
                <text:p>40.3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7">
                <text:p>467</text:p>
              </table:table-cell>
              <table:table-cell office:value-type="float" office:value="40.635">
                <text:p>40.6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5">
                <text:p>395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">
                <text:p>312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6">
                <text:p>256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1">
                <text:p>241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8">
                <text:p>228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9">
                <text:p>219</text:p>
              </table:table-cell>
              <table:table-cell office:value-type="float" office:value="40.698">
                <text:p>40.6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8">
                <text:p>168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1">
                <text:p>15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8">
                <text:p>118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7">
                <text:p>107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7">
                <text:p>10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3">
                <text:p>93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9">
                <text:p>8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">
                <text:p>83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8">
                <text:p>78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">
                <text:p>78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">
                <text:p>78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">
                <text:p>78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">
                <text:p>78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">
                <text:p>78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0">
                <text:p>800</text:p>
              </table:table-cell>
              <table:table-cell office:value-type="float" office:value="39.492">
                <text:p>39.4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26">
                <text:p>626</text:p>
              </table:table-cell>
              <table:table-cell office:value-type="float" office:value="40.381">
                <text:p>40.3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7">
                <text:p>467</text:p>
              </table:table-cell>
              <table:table-cell office:value-type="float" office:value="40.698">
                <text:p>40.6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5">
                <text:p>395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2">
                <text:p>31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6">
                <text:p>256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">
                <text:p>241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">
                <text:p>200</text:p>
              </table:table-cell>
              <table:table-cell office:value-type="float" office:value="40.698">
                <text:p>40.6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5">
                <text:p>195</text:p>
              </table:table-cell>
              <table:table-cell office:value-type="float" office:value="41.333">
                <text:p>41.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8">
                <text:p>168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1">
                <text:p>151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8">
                <text:p>118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">
                <text:p>10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">
                <text:p>107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3">
                <text:p>93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">
                <text:p>8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8">
                <text:p>78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">
                <text:p>78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8">
                <text:p>78</text:p>
              </table:table-cell>
              <table:table-cell office:value-type="float" office:value="44.889">
                <text:p>44.8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">
                <text:p>78</text:p>
              </table:table-cell>
              <table:table-cell office:value-type="float" office:value="45.206">
                <text:p>45.2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0">
                <text:p>800</text:p>
              </table:table-cell>
              <table:table-cell office:value-type="float" office:value="39.683">
                <text:p>39.6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0">
                <text:p>620</text:p>
              </table:table-cell>
              <table:table-cell office:value-type="float" office:value="40.317">
                <text:p>40.3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1">
                <text:p>461</text:p>
              </table:table-cell>
              <table:table-cell office:value-type="float" office:value="40.762">
                <text:p>40.7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9">
                <text:p>389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2">
                <text:p>312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1">
                <text:p>241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">
                <text:p>226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8">
                <text:p>228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">
                <text:p>200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5">
                <text:p>195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8">
                <text:p>168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1">
                <text:p>151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">
                <text:p>118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7">
                <text:p>10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">
                <text:p>93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">
                <text:p>8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3">
                <text:p>83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">
                <text:p>78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8">
                <text:p>78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">
                <text:p>78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">
                <text:p>78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">
                <text:p>78</text:p>
              </table:table-cell>
              <table:table-cell office:value-type="float" office:value="45.016">
                <text:p>45.0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7">
                <text:p>757</text:p>
              </table:table-cell>
              <table:table-cell office:value-type="float" office:value="39.937">
                <text:p>39.9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4">
                <text:p>604</text:p>
              </table:table-cell>
              <table:table-cell office:value-type="float" office:value="40.444">
                <text:p>40.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5">
                <text:p>445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6">
                <text:p>366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2">
                <text:p>31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1">
                <text:p>241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6">
                <text:p>226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8">
                <text:p>228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5">
                <text:p>195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0">
                <text:p>19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">
                <text:p>163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6">
                <text:p>146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">
                <text:p>113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2">
                <text:p>102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">
                <text:p>10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8">
                <text:p>88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">
                <text:p>84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">
                <text:p>78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">
                <text:p>78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">
                <text:p>78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">
                <text:p>78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">
                <text:p>78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7">
                <text:p>7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9">
                <text:p>569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9">
                <text:p>429</text:p>
              </table:table-cell>
              <table:table-cell office:value-type="float" office:value="41.206">
                <text:p>41.2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9">
                <text:p>379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2">
                <text:p>30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1">
                <text:p>23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6">
                <text:p>216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8">
                <text:p>218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5">
                <text:p>185</text:p>
              </table:table-cell>
              <table:table-cell office:value-type="float" office:value="41.079">
                <text:p>41.0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0">
                <text:p>180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6">
                <text:p>136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8">
                <text:p>108</text:p>
              </table:table-cell>
              <table:table-cell office:value-type="float" office:value="41.333">
                <text:p>41.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2">
                <text:p>102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">
                <text:p>102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2">
                <text:p>102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8">
                <text:p>88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">
                <text:p>8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">
                <text:p>78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8">
                <text:p>78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">
                <text:p>78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">
                <text:p>78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">
                <text:p>78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21">
                <text:p>721</text:p>
              </table:table-cell>
              <table:table-cell office:value-type="float" office:value="40.127">
                <text:p>40.1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8">
                <text:p>568</text:p>
              </table:table-cell>
              <table:table-cell office:value-type="float" office:value="41.079">
                <text:p>41.0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9">
                <text:p>419</text:p>
              </table:table-cell>
              <table:table-cell office:value-type="float" office:value="41.333">
                <text:p>41.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3">
                <text:p>363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1">
                <text:p>27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7">
                <text:p>227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6">
                <text:p>216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8">
                <text:p>218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5">
                <text:p>185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0">
                <text:p>150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6">
                <text:p>136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8">
                <text:p>108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2">
                <text:p>102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2">
                <text:p>10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2">
                <text:p>102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8">
                <text:p>88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">
                <text:p>8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">
                <text:p>78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8">
                <text:p>78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8">
                <text:p>78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8">
                <text:p>78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8">
                <text:p>78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8">
                <text:p>78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17">
                <text:p>717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8">
                <text:p>548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5">
                <text:p>415</text:p>
              </table:table-cell>
              <table:table-cell office:value-type="float" office:value="41.206">
                <text:p>41.2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8">
                <text:p>358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0">
                <text:p>250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7">
                <text:p>227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6">
                <text:p>216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8">
                <text:p>218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5">
                <text:p>185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0">
                <text:p>150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6">
                <text:p>136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8">
                <text:p>108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2">
                <text:p>10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">
                <text:p>10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">
                <text:p>102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">
                <text:p>88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4">
                <text:p>84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">
                <text:p>78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">
                <text:p>78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">
                <text:p>78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">
                <text:p>78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">
                <text:p>78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">
                <text:p>78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09">
                <text:p>7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48">
                <text:p>548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5">
                <text:p>415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">
                <text:p>358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0">
                <text:p>250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7">
                <text:p>227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7">
                <text:p>187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8">
                <text:p>218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5">
                <text:p>185</text:p>
              </table:table-cell>
              <table:table-cell office:value-type="float" office:value="41.206">
                <text:p>41.2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6">
                <text:p>136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8">
                <text:p>108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2">
                <text:p>10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2">
                <text:p>10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2">
                <text:p>102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8">
                <text:p>88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4">
                <text:p>84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8">
                <text:p>78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8">
                <text:p>78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8">
                <text:p>78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8">
                <text:p>78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">
                <text:p>78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3">
                <text:p>703</text:p>
              </table:table-cell>
              <table:table-cell office:value-type="float" office:value="40.381">
                <text:p>40.3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8">
                <text:p>538</text:p>
              </table:table-cell>
              <table:table-cell office:value-type="float" office:value="40.698">
                <text:p>40.6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5">
                <text:p>415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1">
                <text:p>341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1">
                <text:p>23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3">
                <text:p>203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3">
                <text:p>163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5">
                <text:p>16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2">
                <text:p>132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2">
                <text:p>112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3">
                <text:p>103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3">
                <text:p>83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">
                <text:p>83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3">
                <text:p>83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">
                <text:p>7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3">
                <text:p>73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3">
                <text:p>73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3">
                <text:p>73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3">
                <text:p>73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3">
                <text:p>73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">
                <text:p>73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3">
                <text:p>73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3">
                <text:p>703</text:p>
              </table:table-cell>
              <table:table-cell office:value-type="float" office:value="40.444">
                <text:p>40.4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6">
                <text:p>526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">
                <text:p>409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1">
                <text:p>34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1">
                <text:p>20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3">
                <text:p>173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3">
                <text:p>163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">
                <text:p>16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2">
                <text:p>132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6">
                <text:p>126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2">
                <text:p>11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9">
                <text:p>8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9">
                <text:p>6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9">
                <text:p>6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">
                <text:p>6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">
                <text:p>6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">
                <text:p>6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">
                <text:p>5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9">
                <text:p>59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9">
                <text:p>59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">
                <text:p>59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54">
                <text:p>654</text:p>
              </table:table-cell>
              <table:table-cell office:value-type="float" office:value="40.762">
                <text:p>40.7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8">
                <text:p>508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9">
                <text:p>40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1">
                <text:p>34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2">
                <text:p>192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9">
                <text:p>159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8">
                <text:p>158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0">
                <text:p>16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7">
                <text:p>127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6">
                <text:p>126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2">
                <text:p>11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9">
                <text:p>8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9">
                <text:p>6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">
                <text:p>6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">
                <text:p>6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9">
                <text:p>6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5">
                <text:p>65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">
                <text:p>5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">
                <text:p>59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">
                <text:p>59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">
                <text:p>59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9">
                <text:p>59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54">
                <text:p>654</text:p>
              </table:table-cell>
              <table:table-cell office:value-type="float" office:value="41.206">
                <text:p>41.2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8">
                <text:p>508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5">
                <text:p>37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7">
                <text:p>28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3">
                <text:p>163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4">
                <text:p>154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3">
                <text:p>153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5">
                <text:p>15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">
                <text:p>122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0">
                <text:p>120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2">
                <text:p>112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9">
                <text:p>8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">
                <text:p>6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9">
                <text:p>6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">
                <text:p>6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9">
                <text:p>6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5">
                <text:p>65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">
                <text:p>5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">
                <text:p>59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9">
                <text:p>59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">
                <text:p>59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0">
                <text:p>630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2">
                <text:p>502</text:p>
              </table:table-cell>
              <table:table-cell office:value-type="float" office:value="41.333">
                <text:p>41.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52">
                <text:p>352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7">
                <text:p>28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3">
                <text:p>163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4">
                <text:p>15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3">
                <text:p>153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5">
                <text:p>15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">
                <text:p>122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0">
                <text:p>120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2">
                <text:p>112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9">
                <text:p>8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">
                <text:p>6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">
                <text:p>6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9">
                <text:p>6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9">
                <text:p>6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">
                <text:p>65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">
                <text:p>5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">
                <text:p>59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">
                <text:p>59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">
                <text:p>59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1">
                <text:p>621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4">
                <text:p>464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4">
                <text:p>304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7">
                <text:p>287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8">
                <text:p>148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1">
                <text:p>13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0">
                <text:p>1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2">
                <text:p>132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">
                <text:p>99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7">
                <text:p>97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9">
                <text:p>8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9">
                <text:p>8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9">
                <text:p>6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9">
                <text:p>6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9">
                <text:p>6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9">
                <text:p>6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5">
                <text:p>65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">
                <text:p>5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">
                <text:p>5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9">
                <text:p>5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">
                <text:p>59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9">
                <text:p>59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">
                <text:p>59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0">
                <text:p>600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4">
                <text:p>464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7">
                <text:p>287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4">
                <text:p>254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2">
                <text:p>142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5">
                <text:p>125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0">
                <text:p>1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2">
                <text:p>132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9">
                <text:p>99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7">
                <text:p>97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9">
                <text:p>8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">
                <text:p>8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9">
                <text:p>6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9">
                <text:p>6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9">
                <text:p>6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">
                <text:p>6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9">
                <text:p>5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">
                <text:p>5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9">
                <text:p>59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0">
                <text:p>600</text:p>
              </table:table-cell>
              <table:table-cell office:value-type="float" office:value="40.508">
                <text:p>40.5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4">
                <text:p>464</text:p>
              </table:table-cell>
              <table:table-cell office:value-type="float" office:value="41.143">
                <text:p>41.1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47">
                <text:p>247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5">
                <text:p>24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2">
                <text:p>14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5">
                <text:p>115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2">
                <text:p>12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9">
                <text:p>8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7">
                <text:p>87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9">
                <text:p>7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9">
                <text:p>7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">
                <text:p>6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9">
                <text:p>6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">
                <text:p>6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">
                <text:p>6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5">
                <text:p>65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9">
                <text:p>5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9">
                <text:p>5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">
                <text:p>59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">
                <text:p>59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">
                <text:p>59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9">
                <text:p>59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9">
                <text:p>589</text:p>
              </table:table-cell>
              <table:table-cell office:value-type="float" office:value="40.444">
                <text:p>40.4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63">
                <text:p>363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3">
                <text:p>203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9">
                <text:p>179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2">
                <text:p>14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9">
                <text:p>10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9">
                <text:p>10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7">
                <text:p>117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9">
                <text:p>89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7">
                <text:p>8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9">
                <text:p>79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9">
                <text:p>79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">
                <text:p>69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">
                <text:p>6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9">
                <text:p>6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9">
                <text:p>6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">
                <text:p>5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">
                <text:p>5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">
                <text:p>5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">
                <text:p>59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">
                <text:p>59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34">
                <text:p>534</text:p>
              </table:table-cell>
              <table:table-cell office:value-type="float" office:value="40.635">
                <text:p>40.6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31">
                <text:p>331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7">
                <text:p>197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3">
                <text:p>173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3">
                <text:p>133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0">
                <text:p>100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3">
                <text:p>103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1">
                <text:p>11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3">
                <text:p>83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7">
                <text:p>87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9">
                <text:p>7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9">
                <text:p>7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">
                <text:p>6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">
                <text:p>6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9">
                <text:p>6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">
                <text:p>6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9">
                <text:p>5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9">
                <text:p>5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9">
                <text:p>5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9">
                <text:p>5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9">
                <text:p>59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9">
                <text:p>59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09">
                <text:p>509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47">
                <text:p>247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2">
                <text:p>182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3">
                <text:p>173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">
                <text:p>133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">
                <text:p>100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3">
                <text:p>103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1">
                <text:p>11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3">
                <text:p>83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7">
                <text:p>87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9">
                <text:p>7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9">
                <text:p>7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9">
                <text:p>6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9">
                <text:p>6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">
                <text:p>6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9">
                <text:p>6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">
                <text:p>5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">
                <text:p>5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9">
                <text:p>5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9">
                <text:p>5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">
                <text:p>59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">
                <text:p>59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04">
                <text:p>504</text:p>
              </table:table-cell>
              <table:table-cell office:value-type="float" office:value="40.889">
                <text:p>40.8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3">
                <text:p>233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7">
                <text:p>177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3">
                <text:p>153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3">
                <text:p>133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0">
                <text:p>100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3">
                <text:p>103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1">
                <text:p>10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">
                <text:p>83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7">
                <text:p>87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">
                <text:p>7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9">
                <text:p>7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9">
                <text:p>6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9">
                <text:p>6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9">
                <text:p>6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9">
                <text:p>6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9">
                <text:p>5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9">
                <text:p>59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9">
                <text:p>59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9">
                <text:p>59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9">
                <text:p>59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16">
                <text:p>416</text:p>
              </table:table-cell>
              <table:table-cell office:value-type="float" office:value="40.317">
                <text:p>40.3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7">
                <text:p>207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2">
                <text:p>172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8">
                <text:p>148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8">
                <text:p>128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5">
                <text:p>95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8">
                <text:p>98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6">
                <text:p>96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3">
                <text:p>83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2">
                <text:p>8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9">
                <text:p>79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9">
                <text:p>79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9">
                <text:p>69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">
                <text:p>6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">
                <text:p>6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">
                <text:p>6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9">
                <text:p>5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9">
                <text:p>5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">
                <text:p>5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9">
                <text:p>5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9">
                <text:p>5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9">
                <text:p>59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">
                <text:p>59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7">
                <text:p>377</text:p>
              </table:table-cell>
              <table:table-cell office:value-type="float" office:value="40.571">
                <text:p>40.5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7">
                <text:p>197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2">
                <text:p>162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8">
                <text:p>138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8">
                <text:p>118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5">
                <text:p>85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8">
                <text:p>88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6">
                <text:p>96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">
                <text:p>83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2">
                <text:p>82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9">
                <text:p>79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9">
                <text:p>79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9">
                <text:p>69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9">
                <text:p>69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9">
                <text:p>6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9">
                <text:p>6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9">
                <text:p>5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9">
                <text:p>5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">
                <text:p>5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9">
                <text:p>5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9">
                <text:p>5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">
                <text:p>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60">
                <text:p>260</text:p>
              </table:table-cell>
              <table:table-cell office:value-type="float" office:value="40.508">
                <text:p>40.5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7">
                <text:p>197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2">
                <text:p>162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5">
                <text:p>135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8">
                <text:p>118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5">
                <text:p>85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8">
                <text:p>88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">
                <text:p>86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9">
                <text:p>79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2">
                <text:p>82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9">
                <text:p>79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9">
                <text:p>7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0">
                <text:p>6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0">
                <text:p>60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0">
                <text:p>60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0">
                <text:p>60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0">
                <text:p>50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0">
                <text:p>50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0">
                <text:p>50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0">
                <text:p>50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">
                <text:p>50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0">
                <text:p>50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0">
                <text:p>50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">
                <text:p>50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3">
                <text:p>193</text:p>
              </table:table-cell>
              <table:table-cell office:value-type="float" office:value="40.952">
                <text:p>40.9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7">
                <text:p>177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8">
                <text:p>158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5">
                <text:p>13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8">
                <text:p>118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">
                <text:p>85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8">
                <text:p>88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6">
                <text:p>86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9">
                <text:p>7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2">
                <text:p>82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9">
                <text:p>79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9">
                <text:p>79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0">
                <text:p>60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0">
                <text:p>60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0">
                <text:p>60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0">
                <text:p>60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0">
                <text:p>50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0">
                <text:p>50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0">
                <text:p>50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">
                <text:p>5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0">
                <text:p>50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">
                <text:p>50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">
                <text:p>50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3">
                <text:p>193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7">
                <text:p>17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5">
                <text:p>13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5">
                <text:p>135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8">
                <text:p>118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5">
                <text:p>8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8">
                <text:p>88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6">
                <text:p>86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9">
                <text:p>79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9">
                <text:p>79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">
                <text:p>79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">
                <text:p>79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">
                <text:p>50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0">
                <text:p>50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0">
                <text:p>50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0">
                <text:p>50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">
                <text:p>40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">
                <text:p>4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0">
                <text:p>40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">
                <text:p>40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0">
                <text:p>40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">
                <text:p>40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3">
                <text:p>193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4">
                <text:p>144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6">
                <text:p>116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6">
                <text:p>116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9">
                <text:p>9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5">
                <text:p>8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5">
                <text:p>85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">
                <text:p>7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3">
                <text:p>73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3">
                <text:p>73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3">
                <text:p>73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3">
                <text:p>73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">
                <text:p>44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4">
                <text:p>44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4">
                <text:p>3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">
                <text:p>34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4">
                <text:p>34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4">
                <text:p>34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4">
                <text:p>34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4">
                <text:p>34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4">
                <text:p>34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4">
                <text:p>34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9">
                <text:p>149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9">
                <text:p>13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1">
                <text:p>11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1">
                <text:p>11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4">
                <text:p>9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0">
                <text:p>80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0">
                <text:p>80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2">
                <text:p>72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8">
                <text:p>68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8">
                <text:p>68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8">
                <text:p>68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8">
                <text:p>68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">
                <text:p>39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9">
                <text:p>39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9">
                <text:p>3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9">
                <text:p>3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">
                <text:p>2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">
                <text:p>2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9">
                <text:p>2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9">
                <text:p>29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">
                <text:p>2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">
                <text:p>2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0">
                <text:p>130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5">
                <text:p>125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7">
                <text:p>97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7">
                <text:p>97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0">
                <text:p>80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0">
                <text:p>80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0">
                <text:p>80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2">
                <text:p>72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8">
                <text:p>68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8">
                <text:p>68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8">
                <text:p>68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8">
                <text:p>68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9">
                <text:p>39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9">
                <text:p>39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9">
                <text:p>3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9">
                <text:p>3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">
                <text:p>2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">
                <text:p>2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0">
                <text:p>130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5">
                <text:p>125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">
                <text:p>97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7">
                <text:p>97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0">
                <text:p>80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0">
                <text:p>80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0">
                <text:p>80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2">
                <text:p>72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4">
                <text:p>54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4">
                <text:p>54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4">
                <text:p>54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4">
                <text:p>54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9">
                <text:p>3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9">
                <text:p>39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9">
                <text:p>3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9">
                <text:p>3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">
                <text:p>2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">
                <text:p>2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">
                <text:p>2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0">
                <text:p>130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5">
                <text:p>125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7">
                <text:p>97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7">
                <text:p>97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0">
                <text:p>80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0">
                <text:p>80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0">
                <text:p>80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2">
                <text:p>7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4">
                <text:p>54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4">
                <text:p>54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4">
                <text:p>54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">
                <text:p>54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9">
                <text:p>39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9">
                <text:p>39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9">
                <text:p>3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">
                <text:p>3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">
                <text:p>2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">
                <text:p>2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">
                <text:p>2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0">
                <text:p>120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">
                <text:p>115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8">
                <text:p>78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1">
                <text:p>61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1">
                <text:p>61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">
                <text:p>6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6">
                <text:p>56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">
                <text:p>44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4">
                <text:p>44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4">
                <text:p>44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4">
                <text:p>44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">
                <text:p>29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">
                <text:p>29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">
                <text:p>2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3">
                <text:p>83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8">
                <text:p>78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8">
                <text:p>78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1">
                <text:p>61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1">
                <text:p>61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1">
                <text:p>6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6">
                <text:p>5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4">
                <text:p>44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">
                <text:p>44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4">
                <text:p>44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">
                <text:p>2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">
                <text:p>2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">
                <text:p>2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3">
                <text:p>83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8">
                <text:p>78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8">
                <text:p>78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8">
                <text:p>78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1">
                <text:p>6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6">
                <text:p>56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4">
                <text:p>44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4">
                <text:p>44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4">
                <text:p>44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4">
                <text:p>44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">
                <text:p>29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">
                <text:p>2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">
                <text:p>2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3">
                <text:p>83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8">
                <text:p>78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8">
                <text:p>78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3">
                <text:p>63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1">
                <text:p>61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1">
                <text:p>6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1">
                <text:p>6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4">
                <text:p>44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4">
                <text:p>44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4">
                <text:p>44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4">
                <text:p>44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">
                <text:p>2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">
                <text:p>2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9">
                <text:p>2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3">
                <text:p>83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8">
                <text:p>78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8">
                <text:p>78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3">
                <text:p>63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1">
                <text:p>6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1">
                <text:p>6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1">
                <text:p>6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4">
                <text:p>44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4">
                <text:p>44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4">
                <text:p>44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9">
                <text:p>2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9">
                <text:p>2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">
                <text:p>2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3">
                <text:p>63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8">
                <text:p>58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8">
                <text:p>58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3">
                <text:p>63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4">
                <text:p>44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4">
                <text:p>44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4">
                <text:p>44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4">
                <text:p>44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9">
                <text:p>2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">
                <text:p>29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">
                <text:p>2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3">
                <text:p>63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8">
                <text:p>58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8">
                <text:p>58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3">
                <text:p>63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4">
                <text:p>44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4">
                <text:p>44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4">
                <text:p>44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4">
                <text:p>44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4">
                <text:p>44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4">
                <text:p>44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9">
                <text:p>2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9">
                <text:p>2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9">
                <text:p>2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9">
                <text:p>29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9">
                <text:p>2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9">
                <text:p>2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9">
                <text:p>29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9">
                <text:p>2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9">
                <text:p>2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">
                <text:p>54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9">
                <text:p>49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">
                <text:p>54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4">
                <text:p>44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4">
                <text:p>44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4">
                <text:p>44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4">
                <text:p>44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9">
                <text:p>2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9">
                <text:p>29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9">
                <text:p>29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9">
                <text:p>49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9">
                <text:p>49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9">
                <text:p>4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4">
                <text:p>54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4">
                <text:p>44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4">
                <text:p>44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4">
                <text:p>44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9">
                <text:p>29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9">
                <text:p>29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9">
                <text:p>2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9">
                <text:p>2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9">
                <text:p>29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9">
                <text:p>2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9">
                <text:p>29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9">
                <text:p>4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9">
                <text:p>4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9">
                <text:p>49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4">
                <text:p>54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4">
                <text:p>44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4">
                <text:p>4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9">
                <text:p>2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9">
                <text:p>2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9">
                <text:p>2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9">
                <text:p>2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9">
                <text:p>29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9">
                <text:p>29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9">
                <text:p>29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9">
                <text:p>29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9">
                <text:p>29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9">
                <text:p>29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9">
                <text:p>2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">
                <text:p>9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